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==============</text:span></text:p>
      <text:p text:style-name="P1"><text:span text:style-name="T1"><text:tab/><text:tab/><text:tab/><text:tab/>Regular Expression in Python </text:span></text:p>
      <text:p text:style-name="P1"><text:span text:style-name="T1"><text:tab/><text:tab/>======================================================</text:span></text:p>
      <text:p text:style-name="P1"><text:span text:style-name="T1">=&gt;Regular Expressions is one of the language Independent Concept and It is implemented by all Programming Languages and Libraries are developed.</text:span></text:p>
      <text:p text:style-name="P1"><text:span text:style-name="T1">=&gt;The main purpose of Regular Expressions is that "To build Robust Applications and Data <text:s/>Validations".</text:span></text:p>
      <text:p text:style-name="P1"><text:span text:style-name="T1">-------------------------------------------------------------</text:span></text:p>
      <text:p text:style-name="P1"><text:span text:style-name="T1">Application of Regular Expressions</text:span></text:p>
      <text:p text:style-name="P1"><text:span text:style-name="T1">-------------------------------------------------------------</text:span></text:p>
      <text:p text:style-name="P1"><text:span text:style-name="T1">=&gt;Regular Expressions are used in Development of Language Compilers and Interpreters.</text:span></text:p>
      <text:p text:style-name="P1"><text:span text:style-name="T1">=&gt;Regular Expressions are used in Development of Universal Protocols</text:span></text:p>
      <text:p text:style-name="P1"><text:span text:style-name="T1">=&gt;Regular Expressions are used in Development Electronics Circuits Applications.</text:span></text:p>
      <text:p text:style-name="P1"><text:span text:style-name="T1">=&gt;Regular Expressions are used in Pattern Matching Applications</text:span></text:p>
      <text:p text:style-name="P1"><text:span text:style-name="T1">=&gt;Regular Expressions are used in OS development..etc</text:span></text:p>
      <text:p text:style-name="P1"><text:span text:style-name="T1">-----------------------------------------------------------------------------------------------------------------------</text:span></text:p>
      <text:p text:style-name="P1"><text:span text:style-name="T1">Definition of Regular Expression:</text:span></text:p>
      <text:p text:style-name="P1"><text:span text:style-name="T1">------------------------------------------------------------------------------------------------------------------------</text:span></text:p>
      <text:p text:style-name="P1"><text:span text:style-name="T1">=&gt;A Regular Expression is one of the Search Pattern which is the combination of Alphabets, Digits and Special Symbols and it is used to Search / Match / Find in Given Data for obtaining Desired Result.</text:span></text:p>
      <text:p text:style-name="P1"><text:span text:style-name="T1">---------------------------------------------------------------------------------------------------------------------------------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135" meta:character-count="1499" meta:non-whitespace-character-count="1372"/>
    <meta:generator>LibreOfficeDev/6.0.5.2$Linux_X86_64 LibreOffice_project/</meta:generator>
  </office:meta>
</office:document-meta>
</file>